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due to supply chains of software being fairly simplistic until recently. As modern supply chains are complex sociotechnical systems, fundamental concepts and the current state of supply chain security will be introduced. Special focus is put on the relation of social and technical threat vectors during the modelling of the supply chain, and a technical implementation, in-toto, is introduced as a reference of a supply chain security system. By examining its countermeasures for historical supply chain attacks, in-toto’s effectiveness is measured, resulting in protection against almost all historical supply chain attacks.</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presumed to be of Russian origin,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1]. Sherman and Mark give an overview of the past and presents risks in the supply chain and make general recommendations on means of preventing them[2]. Alsabbagh, Bilal, Kowalski and Stewart present a framework to model a software supply chain from a social and technical perspective, with a focus on highlighting ways to find threats in existing chains[3]. Torres-Arias, Afzali, Kuppusamy, Curtmola and Cappos introduce a concrete implementation of a system with a wholistic approach to supply chain security, as well as an analysis of its level of protection against historical attacks[4].</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1].</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5])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publically available or scraped data such as from Data.gov and Google Open Images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2].</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but for software supply chains, the security objectives of confidentiality, (data) integrity, source authenticity, availability and non-repudiation are the most important. While organizations such as NIST publish best practices[6],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t be viewed as purely technical or social, but only as a combination of the two. The basis of modeling the system could for example be ISO 27005[7],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useful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lso,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3].</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8],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w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4].</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mandiant_2020">
          <text:p text:style-name="First_20_paragraph">[1]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2] M. Sherman, “Risks in the software supply chain,” CARNEGIE-MELLON UNIV PITTSBURGH PA PITTSBURGH United States, 2019.</text:p>
        </text:section>
        <text:section text:name="ref-alsabbagh2015">
          <text:p text:style-name="Text_20_body">[3]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4] S. Torres-Arias, H. Afzali, T. K. Kuppusamy, R. Curtmola, and J. Cappos, “In-toto: Providing farm-to-table guarantees for bits and bytes,” 2019.</text:p>
        </text:section>
        <text:section text:name="ref-claudxiao_2015">
          <text:p text:style-name="Text_20_body">[5]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6] J. Boyens, A. Smith, N. Bartol, K. Winkler, A. Holbrook, and M. Fallon, “Cyber supply chain risk management practices for systems and organizations,” National Institute of Standards; Technology, 2021.</text:p>
        </text:section>
        <text:section text:name="ref-iso27005">
          <text:p text:style-name="Text_20_body">[7] “Information technology - security techniques - information security risk management.” ISO, Geneva, Switzerland, 2018.</text:p>
        </text:section>
        <text:section text:name="ref-whittaker_2016">
          <text:p text:style-name="Text_20_body">[8]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1-08T01:51:40Z</meta:creation-date>
    <dc:date>2022-01-08T01:51:40Z</dc:date>
    <meta:user-defined meta:name="abstract" meta:value-type="string">While supply chain attacks have drawn public attention recently due to the high-profile SolarWinds attack, research around the subject is still new due to supply chains of software being fairly simplistic until recently. As modern supply chains are complex sociotechnical systems, fundamental concepts and the current state of supply chain security will be introduced. Special focus is put on the relation of social and technical threat vectors during the modelling of the supply chain, and a technical implementation, in-toto, is introduced as a reference of a supply chain security system. By examining its countermeasures for historical supply chain attacks, in-toto’s effectiveness is measured, resulting in protection against almost all historical supply chain attacks.</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